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9075bec580d2a4641942e2215c4d674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fba366bba1fe4202acdad88ad9704964" style:family="paragraph">
      <style:paragraph-properties fo:text-align="left"/>
    </style:style>
    <style:style style:name="P_ec9bc260834df8282a22b8b034342374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fba366bba1fe4202acdad88ad9704964">
       <text:span text:style-name="T_a166147084ec7151ebf561247f08d94a">UMTS 1900 Scan - Ch.437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9075bec580d2a4641942e2215c4d6742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ec9bc260834df8282a22b8b034342374">
       <text:span text:style-name="T_1bfd854ba74ea89a0d3645d98dbb5bf5"> UMTS 1900 Scan - UARFCN 437  Io (RSSI)  Histogram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5-05T03:04:51.000</dc:date>
    <dc:description>Sample 07 Description</dc:description>
    <dc:subject>Sample 07 Subject</dc:subject>
    <dc:title>Sample 07 Title</dc:title>
    <meta:creation-date>2015-05-05T03:04:51.000</meta:creation-date>
    <meta:initial-creator>HAT Developer</meta:initial-creator>
    <meta:keyword>office 2007 openxml libreoffice odt php</meta:keyword>
  </office:meta>
</office:document-meta>
</file>